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0.276cm" fo:padding-top="0.141cm" fo:padding-bottom="0.141cm" fo:padding-left="0.141cm" fo:padding-right="0.141cm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0.468cm" fo:padding-top="0.141cm" fo:padding-bottom="0.141cm" fo:padding-left="0.141cm" fo:padding-right="0.141cm"/>
    </style:style>
    <style:style style:name="gr3" style:family="graphic" style:parent-style-name="standard">
      <style:graphic-properties draw:stroke="none" svg:stroke-color="#000000" draw:fill="none" draw:fill-color="#ffffff" draw:textarea-vertical-align="middle" fo:min-height="0.625cm" fo:padding-top="0.141cm" fo:padding-bottom="0.141cm" fo:padding-left="0.141cm" fo:padding-right="0.141cm"/>
    </style:style>
    <style:style style:name="gr4" style:family="graphic" style:parent-style-name="standard">
      <style:graphic-properties draw:stroke="solid" svg:stroke-width="0.042cm" svg:stroke-color="#000000" svg:stroke-opacity="100%" draw:stroke-linejoin="round" draw:fill="none" fo:padding-top="0.146cm" fo:padding-bottom="0.146cm" fo:padding-left="0.271cm" fo:padding-right="0.271cm"/>
    </style:style>
    <style:style style:name="gr5" style:family="graphic" style:parent-style-name="standard">
      <style:graphic-properties draw:stroke="none" draw:fill="solid" draw:fill-color="#000000" draw:shadow="hidden"/>
    </style:style>
    <style:style style:name="gr6" style:family="graphic" style:parent-style-name="standard">
      <style:graphic-properties draw:stroke="none" draw:fill="solid" draw:fill-color="#ffffff" draw:shadow="hidden"/>
    </style:style>
    <style:style style:name="gr7" style:family="graphic" style:parent-style-name="standard">
      <style:graphic-properties draw:stroke="solid" svg:stroke-width="0.025cm" svg:stroke-color="#000000" svg:stroke-opacity="100%" draw:stroke-linejoin="round" draw:fill="none" fo:padding-top="0.137cm" fo:padding-bottom="0.137cm" fo:padding-left="0.262cm" fo:padding-right="0.262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Arial" fo:font-size="7pt" fo:font-weight="bold" style:font-name-asian="Arial" style:font-size-asian="7pt" style:font-weight-asian="bold" style:font-name-complex="Arial" style:font-size-complex="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_31_">
        <draw:frame draw:style-name="gr1" draw:layer="layout" svg:width="1.444cm" svg:height="0.567cm" svg:x="1.356cm" svg:y="0.6cm">
          <draw:text-box>
            <text:p text:style-name="P1"><text:span text:style-name="T1">Откл. </text:span></text:p>
          </draw:text-box>
        </draw:frame>
        <draw:frame draw:style-name="gr2" draw:layer="layout" svg:width="1.874cm" svg:height="0.75cm" svg:x="-0.174cm" svg:y="1.05cm">
          <draw:text-box>
            <text:p text:style-name="P1"><text:span text:style-name="T1">ТН 220 кВ </text:span></text:p>
          </draw:text-box>
        </draw:frame>
        <draw:frame draw:style-name="gr3" draw:text-style-name="P1" draw:layer="layout" svg:width="1.6cm" svg:height="0.907cm" svg:x="2.5cm" svg:y="1cm">
          <draw:text-box>
            <text:p text:style-name="P1"><text:span text:style-name="T1">ТН 220 кВ </text:span></text:p>
          </draw:text-box>
        </draw:frame>
        <draw:path draw:style-name="gr4" draw:layer="layout" svg:width="1.459cm" svg:height="1.459cm" svg:x="1.359cm" svg:y="1.6cm" svg:viewBox="0 0 1460 1460" svg:d="M1460 730c0 134-31 249-98 365s-151 200-267 267-231 98-365 98-249-31-365-98-200-151-267-267-98-231-98-365 31-249 98-365 151-200 267-267 231-98 365-98c134 0 249 31 365 98s200 151 267 267 98 231 98 365z">
          <text:p/>
        </draw:path>
        <draw:polygon draw:style-name="gr5" draw:layer="layout" svg:width="1.577cm" svg:height="1.14cm" svg:x="1.3cm" svg:y="1.759cm" svg:viewBox="0 0 1578 1141" draw:points="1379,1141 1578,796 199,0 0,344">
          <text:p/>
        </draw:polygon>
        <draw:polygon draw:style-name="gr4" draw:layer="layout" svg:width="1.577cm" svg:height="1.14cm" svg:x="1.3cm" svg:y="1.759cm" svg:viewBox="0 0 1578 1141" draw:points="1379,1141 1578,796 199,0 0,344">
          <text:p/>
        </draw:polygon>
        <draw:polygon draw:style-name="gr6" draw:layer="layout" svg:width="0.377cm" svg:height="0.255cm" svg:x="1.496cm" svg:y="1.984cm" svg:viewBox="0 0 378 256" draw:points="0,0 311,256 378,141">
          <text:p/>
        </draw:polygon>
        <draw:polygon draw:style-name="gr7" draw:layer="layout" svg:width="0.377cm" svg:height="0.255cm" svg:x="1.496cm" svg:y="1.984cm" svg:viewBox="0 0 378 256" draw:points="0,0 311,256 378,141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_31_" style:display-name="1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8T20:46:15.453000000</meta:creation-date>
    <meta:editing-duration>PT1M15S</meta:editing-duration>
    <meta:editing-cycles>2</meta:editing-cycles>
    <meta:generator>LibreOffice/4.3.6.2$Windows_x86 LibreOffice_project/d50a87b2e514536ed401c18000dad4660b6a169e</meta:generator>
    <dc:date>2015-09-28T20:47:30.687000000</dc:date>
    <meta:document-statistic meta:object-count="8"/>
    <meta:template xlink:type="simple" xlink:actuate="onRequest" xlink:title="1" xlink:href="file:///C:/Documents%20and%20Settings/User/Application%20Data/LibreOffice/4/user/template/1.otg" meta:date="2015-09-28T20:46:15.375000000"/>
  </office:meta>
</office:document-meta>
</file>